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563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49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 table:number-columns-spanned="6" table:number-rows-spanned="1">
            <text:p>Average values for top 5 configurations for each of 4 weight decay factors</text:p>
          </table:table-cell>
          <table:covered-table-cell table:number-columns-repeated="5" table:style-name="ce1"/>
          <table:table-cell table:number-columns-repeated="251"/>
        </table:table-row>
        <table:table-row table:style-name="ro1">
          <table:table-cell office:value-type="string">
            <text:p>cost_desc</text:p>
          </table:table-cell>
          <table:table-cell office:value-type="string">
            <text:p>avg_best_epoch</text:p>
          </table:table-cell>
          <table:table-cell office:value-type="string">
            <text:p>avg_accuracy</text:p>
          </table:table-cell>
          <table:table-cell office:value-type="string">
            <text:p>avg_final_accuracy</text:p>
          </table:table-cell>
          <table:table-cell office:value-type="string">
            <text:p>train_error</text:p>
          </table:table-cell>
          <table:table-cell office:value-type="string">
            <text:p>count</text:p>
          </table:table-cell>
          <table:table-cell table:number-columns-repeated="251"/>
        </table:table-row>
        <table:table-row table:style-name="ro1">
          <table:table-cell office:value-type="float" office:value="0.0011">
            <text:p>0.0011</text:p>
          </table:table-cell>
          <table:table-cell office:value-type="float" office:value="158">
            <text:p>158</text:p>
          </table:table-cell>
          <table:table-cell office:value-type="float" office:value="0.76328125">
            <text:p>0.76328125</text:p>
          </table:table-cell>
          <table:table-cell office:value-type="float" office:value="0.704296875">
            <text:p>0.704296875</text:p>
          </table:table-cell>
          <table:table-cell office:value-type="float" office:value="0.126171873509884">
            <text:p>0.1261718735</text:p>
          </table:table-cell>
          <table:table-cell office:value-type="float" office:value="5">
            <text:p>5</text:p>
          </table:table-cell>
          <table:table-cell table:number-columns-repeated="251"/>
        </table:table-row>
        <table:table-row table:style-name="ro1">
          <table:table-cell office:value-type="float" office:value="0.00001">
            <text:p>0.00001</text:p>
          </table:table-cell>
          <table:table-cell office:value-type="float" office:value="248">
            <text:p>248</text:p>
          </table:table-cell>
          <table:table-cell office:value-type="float" office:value="0.761328125">
            <text:p>0.761328125</text:p>
          </table:table-cell>
          <table:table-cell office:value-type="float" office:value="0.719140625">
            <text:p>0.719140625</text:p>
          </table:table-cell>
          <table:table-cell office:value-type="float" office:value="0.121484351158142">
            <text:p>0.1214843512</text:p>
          </table:table-cell>
          <table:table-cell office:value-type="float" office:value="5">
            <text:p>5</text:p>
          </table:table-cell>
          <table:table-cell table:number-columns-repeated="251"/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248">
            <text:p>248</text:p>
          </table:table-cell>
          <table:table-cell office:value-type="float" office:value="0.76015625">
            <text:p>0.76015625</text:p>
          </table:table-cell>
          <table:table-cell office:value-type="float" office:value="0.71875">
            <text:p>0.71875</text:p>
          </table:table-cell>
          <table:table-cell office:value-type="float" office:value="0.121540156006813">
            <text:p>0.121540156</text:p>
          </table:table-cell>
          <table:table-cell office:value-type="float" office:value="5">
            <text:p>5</text:p>
          </table:table-cell>
          <table:table-cell table:number-columns-repeated="251"/>
        </table:table-row>
        <table:table-row table:style-name="ro1">
          <table:table-cell office:value-type="float" office:value="0.002">
            <text:p>0.002</text:p>
          </table:table-cell>
          <table:table-cell office:value-type="float" office:value="373">
            <text:p>373</text:p>
          </table:table-cell>
          <table:table-cell office:value-type="float" office:value="0.731640625">
            <text:p>0.731640625</text:p>
          </table:table-cell>
          <table:table-cell office:value-type="float" office:value="0.710546875">
            <text:p>0.710546875</text:p>
          </table:table-cell>
          <table:table-cell office:value-type="float" office:value="0.17299107760191">
            <text:p>0.1729910776</text:p>
          </table:table-cell>
          <table:table-cell office:value-type="float" office:value="5">
            <text:p>5</text:p>
          </table:table-cell>
          <table:table-cell table:number-columns-repeated="251"/>
        </table:table-row>
        <table:table-row table:style-name="ro2" table:number-rows-repeated="2">
          <table:table-cell table:number-columns-repeated="257"/>
        </table:table-row>
        <table:table-row table:style-name="ro3">
          <table:table-cell table:style-name="ce3" office:value-type="string" table:number-columns-spanned="11" table:number-rows-spanned="1">
            <text:p>SQL Query that generated the above Table</text:p>
          </table:table-cell>
          <table:covered-table-cell table:number-columns-repeated="10" table:style-name="ce5"/>
          <table:table-cell table:number-columns-repeated="246"/>
        </table:table-row>
        <table:table-row table:style-name="ro4">
          <table:table-cell table:style-name="ce4" office:value-type="string" table:number-columns-spanned="11" table:number-rows-spanned="25">
            <text:p>SELECT <text:tab/>b.cost_desc,</text:p>
            <text:p><text:tab/>AVG(b.epoch_count) AS best_epoch_avg, AVG(b.channel_value) AS avg_accuracy, AVG(i.channel_value) AS avg_final_accuracy, </text:p>
            <text:p><text:tab/>AVG(k.channel_value) AS train_error, COUNT(*)</text:p>
            <text:p>FROM <text:tab/>(</text:p>
            <text:p><text:tab/><text:tab/>SELECT d.cost_desc, a.config_id, epoch_count, channel_value, rank()</text:p>
            <text:p><text:tab/><text:tab/><text:tab/>OVER (PARTITION BY d.cost_desc ORDER BY channel_value DESC, epoch_count ASC)</text:p>
            <text:p><text:tab/><text:tab/>FROM <text:tab/>(</text:p>
            <text:p><text:tab/><text:tab/><text:tab/>SELECT a.config_id, epoch_count, channel_value, rank()</text:p>
            <text:p><text:tab/><text:tab/><text:tab/>OVER (PARTITION BY a.config_id ORDER BY channel_value DESC, epoch_count ASC)</text:p>
            <text:p><text:tab/><text:tab/><text:tab/>FROM hps.training_log AS a</text:p>
            <text:p><text:tab/><text:tab/><text:tab/>WHERE channel_name = 'Validation Classification Accuracy'</text:p>
            <text:p><text:tab/><text:tab/><text:tab/>) AS a, hps.config AS b, hps.train_stochasticGradientDescent AS c, hps.cost AS d, hps.model_mlp AS e,</text:p>
            <text:p><text:tab/><text:tab/><text:tab/>hps.layer_rectifiedlinear AS f</text:p>
            <text:p><text:tab/><text:tab/>WHERE a.config_id = b.config_id AND b.train_id = c.train_id AND c.cost_id = d.cost_id AND rank = 1</text:p>
            <text:p><text:tab/><text:tab/><text:tab/>AND b.model_id = e.model_id AND e.input_layer_id = f.layer_id</text:p>
            <text:p><text:tab/>) AS b, </text:p>
            <text:p><text:tab/>(</text:p>
            <text:p><text:tab/><text:tab/>SELECT config_id, epoch_count, channel_value, rank()</text:p>
            <text:p><text:tab/><text:tab/><text:tab/>OVER (PARTITION BY config_id ORDER BY epoch_count DESC)</text:p>
            <text:p><text:tab/><text:tab/>FROM hps.training_log</text:p>
            <text:p><text:tab/><text:tab/>WHERE channel_name = 'Validation Classification Accuracy'</text:p>
            <text:p><text:tab/>) AS i, hps.training_log AS k</text:p>
            <text:p>WHERE b.config_id = k.config_id AND k.channel_name = 'train_output_misclass' AND k.epoch_count = b.epoch_count </text:p>
            <text:p><text:tab/>AND b.config_id = i.config_id AND i.rank = 1 AND b.rank &lt;= 5</text:p>
            <text:p>GROUP BY b.cost_desc</text:p>
            <text:p>ORDER BY avg_accuracy DESC</text:p>
          </table:table-cell>
          <table:covered-table-cell table:number-columns-repeated="10" table:style-name="ce6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>
          <table:covered-table-cell table:number-columns-repeated="11"/>
          <table:table-cell table:number-columns-repeated="246"/>
        </table:table-row>
        <table:table-row table:style-name="ro2" table:number-rows-repeated="1048541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5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CA">
      <number:day number:style="long"/>
      <number:text>-</number:text>
      <number:month number:textual="true"/>
    </number:date-style>
    <number:date-style style:name="N5112" number:language="en" number:country="CA">
      <number:month number:textual="true"/>
      <number:text>-</number:text>
      <number:year/>
    </number:date-style>
    <number:time-style style:name="N5113" number:language="en" number:country="CA">
      <number:hours/>
      <number:text>:</number:text>
      <number:minutes number:style="long"/>
      <number:text> </number:text>
      <number:am-pm/>
    </number:time-style>
    <number:time-style style:name="N5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5" number:language="en" number:country="CA">
      <number:hours/>
      <number:text>:</number:text>
      <number:minutes number:style="long"/>
    </number:time-style>
    <number:time-style style:name="N5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Nicholas Leonard</dc:creator>
    <dc:date>2013-02-23T19:47:24</dc:date>
    <meta:editing-cycles>4</meta:editing-cycles>
    <meta:editing-duration>P23DT22H11M59S</meta:editing-duration>
    <meta:document-statistic meta:table-count="1" meta:cell-count="33" meta:object-count="0"/>
    <meta:generator>LibreOffice/3.5$Linux_X86_64 LibreOffice_project/350m1$Build-2</meta:generator>
  </office:meta>
</office:document-meta>
</file>